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<text:s/>python -m venv myenv</text:p>
      <text:p text:style-name="Standard"># <text:s/>source myenv/bin/activate</text:p>
      <text:p text:style-name="Standard"># <text:s/>pip install telethon </text:p>
      <text:p text:style-name="Standard"/>
      <text:p text:style-name="Standard"/>
      <text:p text:style-name="Standard"/>
      <text:p text:style-name="Standard">import asyncio</text:p>
      <text:p text:style-name="Standard">import telethon</text:p>
      <text:p text:style-name="Standard">from telethon import TelegramClient, events</text:p>
      <text:p text:style-name="Standard">from telethon.tl.types import UserStatusOnline, UserStatusOffline, UserStatusRecently</text:p>
      <text:p text:style-name="Standard"/>
      <text:p text:style-name="Standard">API_TOKEN = '7209814226:AAFC9Vr0QlVMp3j57vGZGK8sLZsU32bIsiI'</text:p>
      <text:p text:style-name="Standard"/>
      <text:p text:style-name="Standard">API_ID = "23194331"</text:p>
      <text:p text:style-name="Standard"/>
      <text:p text:style-name="Standard">API_HASH = "c2da7862fa218b6ebbf05194763949ef"</text:p>
      <text:p text:style-name="Standard"/>
      <text:p text:style-name="Standard">PHONE = "+79878246832"</text:p>
      <text:p text:style-name="Standard"/>
      <text:p text:style-name="Standard">async def split_list(spisok):</text:p>
      <text:p text:style-name="Standard"><text:s text:c="4"/>podspiski = []</text:p>
      <text:p text:style-name="Standard"><text:s text:c="4"/>for i in range(0, len(spisok), 20):</text:p>
      <text:p text:style-name="Standard"><text:s text:c="8"/>podspiski.append(spisok[i:i + 20])</text:p>
      <text:p text:style-name="Standard"><text:s text:c="4"/>return podspiski</text:p>
      <text:p text:style-name="Standard"/>
      <text:p text:style-name="Standard"># Создаем клиента</text:p>
      <text:p text:style-name="Standard">client = TelegramClient('bot_session', API_ID, API_HASH)</text:p>
      <text:p text:style-name="Standard">client.start(PHONE)</text:p>
      <text:p text:style-name="Standard"/>
      <text:p text:style-name="Standard">async def get_user_last_seen(user_id):</text:p>
      <text:p text:style-name="Standard"><text:s text:c="4"/>entity = await client.get_entity(int(user_id))</text:p>
      <text:p text:style-name="Standard"><text:s text:c="4"/>if isinstance(entity.status, UserStatusOnline):</text:p>
      <text:p text:style-name="Standard"><text:s text:c="8"/>return True</text:p>
      <text:p text:style-name="Standard"><text:s text:c="4"/>elif isinstance(entity.status, UserStatusOffline):</text:p>
      <text:p text:style-name="Standard"><text:s text:c="8"/>return False</text:p>
      <text:p text:style-name="Standard"><text:s text:c="4"/>elif isinstance(entity.status, UserStatusRecently):</text:p>
      <text:p text:style-name="Standard"><text:s text:c="8"/>return False</text:p>
      <text:p text:style-name="Standard"/>
      <text:p text:style-name="Standard"># Хендлер на команду /a_call</text:p>
      <text:p text:style-name="Standard">@client.on(events.NewMessage(pattern='/a_call'))</text:p>
      <text:p text:style-name="Standard">async def all_online_adimns(event):</text:p>
      <text:p text:style-name="Standard"><text:s text:c="4"/>if event.is_group:</text:p>
      <text:p text:style-name="Standard"><text:s text:c="8"/>chat = await event.get_chat()</text:p>
      <text:p text:style-name="Standard"><text:s text:c="8"/></text:p>
      <text:p text:style-name="Standard"><text:s text:c="8"/># Получаем список администраторов</text:p>
      <text:p text:style-name="Standard"><text:s text:c="8"/>admins = await client.get_participants(chat, filter=telethon.tl.types.ChannelParticipantsAdmins)</text:p>
      <text:p text:style-name="Standard"><text:s text:c="8"/>print(admins)</text:p>
      <text:p text:style-name="Standard"><text:s text:c="8"/># Получаем список администраторов, которые онлайн</text:p>
      <text:p text:style-name="Standard"><text:s text:c="8"/>online_admins = [f"@{user.username}" for user in admins if (await get_user_last_seen(user.id))]</text:p>
      <text:p text:style-name="Standard"><text:s text:c="8"/>print("-------------------------------")</text:p>
      <text:p text:style-name="Standard"><text:soft-page-break/><text:s text:c="8"/>print(online_admins)</text:p>
      <text:p text:style-name="Standard"><text:s text:c="8"/># Отправляем список юзернеймов в чат</text:p>
      <text:p text:style-name="Standard"><text:s text:c="8"/>if online_admins:</text:p>
      <text:p text:style-name="Standard"><text:s text:c="12"/>for sub_online_admins in (await split_list(online_admins)):</text:p>
      <text:p text:style-name="Standard"><text:s text:c="16"/>await event.reply("Администраторы онлайн:\n" + " <text:s/>".join(sub_online_admins) + "")</text:p>
      <text:p text:style-name="Standard"><text:s text:c="8"/>else:</text:p>
      <text:p text:style-name="Standard"><text:s text:c="12"/>await event.reply("В данный момент нет администраторов онлайн.")</text:p>
      <text:p text:style-name="Standard"/>
      <text:p text:style-name="Standard"/>
      <text:p text:style-name="Standard"># Хендлер на команду /a_all</text:p>
      <text:p text:style-name="Standard">@client.on(events.NewMessage(pattern='/a_all'))</text:p>
      <text:p text:style-name="Standard">async def all_admins(event):</text:p>
      <text:p text:style-name="Standard"><text:s text:c="4"/>if event.is_group:</text:p>
      <text:p text:style-name="Standard"><text:s text:c="8"/>chat = await event.get_chat()</text:p>
      <text:p text:style-name="Standard"/>
      <text:p text:style-name="Standard"><text:s text:c="8"/># Получаем список администраторов</text:p>
      <text:p text:style-name="Standard"><text:s text:c="8"/>admins = await client.get_participants(chat, filter=telethon.tl.types.ChannelParticipantsAdmins)</text:p>
      <text:p text:style-name="Standard"><text:s text:c="8"/>usernames = [f"@{user.username}" for user in admins if user.username]</text:p>
      <text:p text:style-name="Standard"/>
      <text:p text:style-name="Standard"><text:s text:c="8"/># Отправляем список юзернеймов в чат</text:p>
      <text:p text:style-name="Standard"><text:s text:c="8"/>if usernames:</text:p>
      <text:p text:style-name="Standard"><text:s text:c="12"/>for sub_usernames in (await split_list(usernames)):</text:p>
      <text:p text:style-name="Standard"><text:s text:c="16"/>await event.reply("Администраторы:\n <text:s text:c="3"/>" + "\n <text:s text:c="3"/>".join(sub_usernames))</text:p>
      <text:p text:style-name="Standard"><text:s text:c="8"/>else:</text:p>
      <text:p text:style-name="Standard"><text:s text:c="12"/>await event.reply("Нет администраторов с установленными username.")</text:p>
      <text:p text:style-name="Standard"># Хендлер на команду /all</text:p>
      <text:p text:style-name="Standard">@client.on(events.NewMessage(pattern='/all'))</text:p>
      <text:p text:style-name="Standard">async def all(event):</text:p>
      <text:p text:style-name="Standard"><text:s text:c="4"/>if event.is_group:</text:p>
      <text:p text:style-name="Standard"><text:s text:c="8"/>chat = await event.get_chat()</text:p>
      <text:p text:style-name="Standard"><text:s text:c="8"/>participants = await client.get_participants(chat)</text:p>
      <text:p text:style-name="Standard"><text:s text:c="8"/>usernames = [f"@{user.username}" for user in participants if user.username]</text:p>
      <text:p text:style-name="Standard"><text:s text:c="8"/>start = True</text:p>
      <text:p text:style-name="Standard"><text:s text:c="8"/># Отправляем список юзернеймов в чат</text:p>
      <text:p text:style-name="Standard"><text:s text:c="8"/>print(await split_list(usernames))</text:p>
      <text:p text:style-name="Standard"><text:s text:c="8"/>for sub_usernames in (await split_list(usernames)):</text:p>
      <text:p text:style-name="Standard"><text:s text:c="12"/>if start:</text:p>
      <text:p text:style-name="Standard"><text:s text:c="16"/>start = False</text:p>
      <text:p text:style-name="Standard"><text:s text:c="16"/>await event.reply("Созыв для всех!!!\n <text:s text:c="3"/>" + "\n <text:s text:c="3"/>".join(sub_usernames))</text:p>
      <text:p text:style-name="Standard"><text:s text:c="12"/>else:</text:p>
      <text:p text:style-name="Standard"><text:s text:c="16"/>await event.reply("\n".join(sub_usernames))</text:p>
      <text:p text:style-name="Standard"/>
      <text:p text:style-name="Standard"># Хендлер на команду /call</text:p>
      <text:p text:style-name="Standard">@client.on(events.NewMessage(pattern='/call'))</text:p>
      <text:p text:style-name="Standard">async def all_online(event):</text:p>
      <text:p text:style-name="Standard"><text:s text:c="4"/>if event.is_group:</text:p>
      <text:p text:style-name="Standard"><text:s text:c="8"/>chat = await event.get_chat()</text:p>
      <text:p text:style-name="Standard"><text:s text:c="8"/>participants = await client.get_participants(chat, aggressive=True)</text:p>
      <text:p text:style-name="Standard"><text:s text:c="8"/></text:p>
      <text:p text:style-name="Standard"><text:s text:c="8"/># Получаем список участников, которые онлайн</text:p>
      <text:p text:style-name="Standard"><text:s text:c="8"/>for user in participants:</text:p>
      <text:p text:style-name="Standard"><text:soft-page-break/><text:s text:c="12"/>print(user)</text:p>
      <text:p text:style-name="Standard"><text:s text:c="12"/>print(user.id)</text:p>
      <text:p text:style-name="Standard"><text:s text:c="8"/>online_users = [f"@{user.username}" for user in participants if (await get_user_last_seen(user.id))]</text:p>
      <text:p text:style-name="Standard"/>
      <text:p text:style-name="Standard"><text:s text:c="8"/># Отправляем список юзернеймов в чат</text:p>
      <text:p text:style-name="Standard"><text:s text:c="8"/>if online_users:</text:p>
      <text:p text:style-name="Standard"><text:s text:c="12"/>for sub_online_users in (await split_list(online_users)):</text:p>
      <text:p text:style-name="Standard"><text:s text:c="16"/>await event.reply("Созыв для всех кто сейчас в сети!!!\nА именно:" + "\n".join(sub_online_users))</text:p>
      <text:p text:style-name="Standard"><text:s text:c="8"/>else:</text:p>
      <text:p text:style-name="Standard"><text:s text:c="12"/>await event.reply("В данный момент нет участников онлайн.")</text:p>
      <text:p text:style-name="Standard"/>
      <text:p text:style-name="Standard"/>
      <text:p text:style-name="Standard"># Запускаем клиента</text:p>
      <text:p text:style-name="Standard">async def main():</text:p>
      <text:p text:style-name="Standard"><text:s text:c="4"/>await client.start(bot_token=API_TOKEN)</text:p>
      <text:p text:style-name="Standard"><text:s text:c="4"/>await client.run_until_disconnected()</text:p>
      <text:p text:style-name="Standard">asyncio.run(main(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7:07:56.153298657</meta:creation-date>
    <dc:date>2024-06-24T18:44:13.312064579</dc:date>
    <meta:editing-duration>PT1H26M5S</meta:editing-duration>
    <meta:editing-cycles>1</meta:editing-cycles>
    <meta:document-statistic meta:table-count="0" meta:image-count="0" meta:object-count="0" meta:page-count="3" meta:paragraph-count="99" meta:word-count="364" meta:character-count="4153" meta:non-whitespace-character-count="3290"/>
    <meta:generator>LibreOffice/24.2.4.2$Linux_X86_64 LibreOffice_project/51a6219feb6075d9a4c46691dcfe0cd9c4fff3c2</meta:generator>
  </office:meta>
</office:document-meta>
</file>